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hart-Tool</text:h>
      <text:h text:style-name="Heading_20_4" text:outline-level="4">Anforderungen</text:h>
      <text:list xml:id="list964026293" text:style-name="L4">
        <text:list-item>
          <text:p text:style-name="P4">aus CSV-Daten HTML-Diagramme (SVG) generieren</text:p>
        </text:list-item>
        <text:list-item>
          <text:p text:style-name="P4">Durch Nutzer konfigurierbar (Diagrammtypen, etc.)</text:p>
        </text:list-item>
        <text:list-item>
          <text:p text:style-name="P4">Sollte in Webseiten u.ä. eingebettet werden können</text:p>
        </text:list-item>
        <text:list-item>
          <text:p text:style-name="P4">Diagramme müssen offline verfügbar sein</text:p>
        </text:list-item>
      </text:list>
      <text:h text:style-name="Heading_20_4" text:outline-level="4">1. Basisvariante: SVG-Chart-Generator</text:h>
      <text:p text:style-name="Standard">Erfüllt die Basisanforderungen.</text:p>
      <text:p text:style-name="Standard"/>
      <text:p text:style-name="Standard">Vorteile: </text:p>
      <text:list xml:id="list934759185" text:style-name="L1">
        <text:list-item>
          <text:list>
            <text:list-item>
              <text:p text:style-name="P1">„Standalone“- Tool / reine Clientanwendung</text:p>
            </text:list-item>
            <text:list-item>
              <text:p text:style-name="P1">keine serverseitige Logik, Datenbank, Nutzerkonten, etc. erforderlich</text:p>
            </text:list-item>
          </text:list>
        </text:list-item>
      </text:list>
      <text:p text:style-name="Standard"/>
      <text:p text:style-name="Standard">Nachteile: </text:p>
      <text:list xml:id="list683618361" text:style-name="L2">
        <text:list-item>
          <text:p text:style-name="P2">langer Embed-Code</text:p>
        </text:list-item>
        <text:list-item>
          <text:p text:style-name="P2">keine zentrale, persistente Datenhaltung</text:p>
        </text:list-item>
      </text:list>
      <text:h text:style-name="Heading_20_4" text:outline-level="4">2. Erweiterte Variante: Hosted</text:h>
      <text:p text:style-name="Standard">Grafiken werden zur Laufzeit vom Server abgerufen (iframe oder jsonp). </text:p>
      <text:p text:style-name="Standard">Damit Grafiken offline verfügbar sind, muss der Server der Zielanwendung den vollständigen HTML-Code vom Chartserver / Webservice abrufen und den Widget-code entsprechend ersetzen. </text:p>
      <text:p text:style-name="Standard"/>
      <text:p text:style-name="Standard">Vorteile:</text:p>
      <text:list xml:id="list1529453395" text:style-name="L3">
        <text:list-item>
          <text:p text:style-name="P3">kurzer Embed-Code</text:p>
        </text:list-item>
      </text:list>
      <text:p text:style-name="Standard"/>
      <text:p text:style-name="Standard">Nachteile: </text:p>
      <text:list xml:id="list2148581166" text:style-name="L5">
        <text:list-item>
          <text:p text:style-name="P5">umfangreiche Webanwendung / größerer Aufwand</text:p>
        </text:list-item>
        <text:list-item>
          <text:p text:style-name="P5">Datenbank und Nutzerkonten erforderlich</text:p>
        </text:list-item>
        <text:list-item>
          <text:p text:style-name="P5">Schutzmechanismen</text:p>
        </text:list-item>
      </text:list>
      <text:h text:style-name="Heading_20_4" text:outline-level="4">3. Ausbauvariante: Chart-Portal /-Datenbank</text:h>
      <text:p text:style-name="Standard">Erweitert die Anwendung um die Möglichkeit für jedermann, gezielt nach Grafiken zu suchen und in seine Homepage einzubetten. </text:p>
      <text:p text:style-name="Standard"/>
      <text:p text:style-name="Standard">Vorteile: </text:p>
      <text:list xml:id="list733591363" text:style-name="L6">
        <text:list-item>
          <text:p text:style-name="P6">Aufbau einer Datenbank für Diagramme z.B. aus dem Finanzsektor, die im Internet geteilt werden können</text:p>
        </text:list-item>
        <text:list-item>
          <text:p text:style-name="P6">sowohl reine Daten als auch HTML-Diagramme als Widget sondern über Webservice verfügbar </text:p>
        </text:list-item>
        <text:list-item>
          <text:p text:style-name="P6">Als Ausbaustufe der Hosted-Variante kommt vom Funktionsumfang prinzipiell nur relativ geringer Aufwand hinzu</text:p>
        </text:list-item>
        <text:list-item>
          <text:p text:style-name="P6">Quelle = Werbeeffekt</text:p>
        </text:list-item>
      </text:list>
      <text:p text:style-name="Standard"/>
      <text:p text:style-name="Standard">Nachteil: </text:p>
      <text:list xml:id="list1811188470" text:style-name="L7">
        <text:list-item>
          <text:p text:style-name="P7">größerer Nutzerkreis = größerer Handlungsbedarf von unserer Seite (Qualitätssicherung)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fael Nowrotek</meta:initial-creator>
    <meta:creation-date>2012-11-28T10:11:36</meta:creation-date>
    <dc:date>2012-11-28T11:31:07</dc:date>
    <dc:creator>Rafael Nowrotek</dc:creator>
    <meta:editing-duration>PT1H4M1S</meta:editing-duration>
    <meta:editing-cycles>28</meta:editing-cycles>
    <meta:generator>OpenOffice.org/3.3$Unix OpenOffice.org_project/330m20$Build-9567</meta:generator>
    <meta:document-statistic meta:table-count="0" meta:image-count="0" meta:object-count="0" meta:page-count="1" meta:paragraph-count="32" meta:word-count="195" meta:character-count="1490"/>
  </office:meta>
</office:document-meta>
</file>